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ac43" officeooo:paragraph-rsid="00150496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50496"/>
    </style:style>
    <style:style style:name="P3" style:family="paragraph" style:parent-style-name="Standard">
      <style:text-properties officeooo:paragraph-rsid="00150496"/>
    </style:style>
    <style:style style:name="P4" style:family="paragraph" style:parent-style-name="Text_20_body">
      <style:text-properties officeooo:paragraph-rsid="00150496"/>
    </style:style>
    <style:style style:name="P5" style:family="paragraph" style:parent-style-name="Standard">
      <style:text-properties fo:font-size="16pt" fo:font-weight="bold" officeooo:rsid="00150496" officeooo:paragraph-rsid="00150496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150496" officeooo:paragraph-rsid="00150496"/>
    </style:style>
    <style:style style:name="P7" style:family="paragraph" style:parent-style-name="Heading_20_3">
      <style:paragraph-properties fo:margin-top="0in" fo:margin-bottom="0in" style:contextual-spacing="false"/>
      <style:text-properties officeooo:paragraph-rsid="00150496"/>
    </style:style>
    <style:style style:name="P8" style:family="paragraph" style:parent-style-name="Heading_20_3">
      <style:text-properties officeooo:paragraph-rsid="00150496"/>
    </style:style>
    <style:style style:name="P9" style:family="paragraph" style:parent-style-name="Heading_20_3">
      <style:text-properties officeooo:rsid="0009ac43" officeooo:paragraph-rsid="00150496"/>
    </style:style>
    <style:style style:name="P10" style:family="paragraph" style:parent-style-name="Preformatted_20_Text" style:list-style-name="L12">
      <style:paragraph-properties fo:margin-top="0in" fo:margin-bottom="0.1965in" style:contextual-spacing="false" style:writing-mode="lr-tb"/>
    </style:style>
    <style:style style:name="P11" style:family="paragraph" style:parent-style-name="Preformatted_20_Text" style:list-style-name="L13">
      <style:paragraph-properties fo:margin-top="0in" fo:margin-bottom="0.1965in" style:contextual-spacing="false" style:writing-mode="lr-tb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paragraph-rsid="00150496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rsid="000bfba6" officeooo:paragraph-rsid="00150496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officeooo:paragraph-rsid="00150496"/>
    </style:style>
    <style:style style:name="P15" style:family="paragraph" style:parent-style-name="Text_20_body" style:list-style-name="L2">
      <style:text-properties officeooo:paragraph-rsid="00150496"/>
    </style:style>
    <style:style style:name="P16" style:family="paragraph" style:parent-style-name="Text_20_body" style:list-style-name="L3">
      <style:text-properties officeooo:paragraph-rsid="00150496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officeooo:paragraph-rsid="00150496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officeooo:paragraph-rsid="00150496"/>
    </style:style>
    <style:style style:name="P19" style:family="paragraph" style:parent-style-name="Text_20_body" style:list-style-name="L4">
      <style:text-properties officeooo:paragraph-rsid="00150496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rsid="0009ac43" officeooo:paragraph-rsid="00150496"/>
    </style:style>
    <style:style style:name="P21" style:family="paragraph" style:parent-style-name="Text_20_body" style:list-style-name="L5">
      <style:paragraph-properties fo:margin-top="0in" fo:margin-bottom="0in" style:contextual-spacing="false"/>
      <style:text-properties officeooo:paragraph-rsid="00150496"/>
    </style:style>
    <style:style style:name="P22" style:family="paragraph" style:parent-style-name="Text_20_body" style:list-style-name="L5">
      <style:text-properties officeooo:paragraph-rsid="00150496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officeooo:paragraph-rsid="00150496"/>
    </style:style>
    <style:style style:name="P24" style:family="paragraph" style:parent-style-name="Text_20_body" style:list-style-name="L6">
      <style:text-properties officeooo:paragraph-rsid="00150496"/>
    </style:style>
    <style:style style:name="P25" style:family="paragraph" style:parent-style-name="Text_20_body" style:list-style-name="L7">
      <style:text-properties officeooo:paragraph-rsid="00150496"/>
    </style:style>
    <style:style style:name="P26" style:family="paragraph" style:parent-style-name="Text_20_body" style:list-style-name="L7">
      <style:paragraph-properties fo:margin-top="0in" fo:margin-bottom="0in" style:contextual-spacing="false"/>
      <style:text-properties officeooo:paragraph-rsid="00150496"/>
    </style:style>
    <style:style style:name="P27" style:family="paragraph" style:parent-style-name="Text_20_body" style:list-style-name="L8">
      <style:paragraph-properties fo:margin-top="0in" fo:margin-bottom="0in" style:contextual-spacing="false"/>
      <style:text-properties officeooo:paragraph-rsid="00150496"/>
    </style:style>
    <style:style style:name="P28" style:family="paragraph" style:parent-style-name="Text_20_body" style:list-style-name="L8">
      <style:text-properties officeooo:paragraph-rsid="00150496"/>
    </style:style>
    <style:style style:name="P29" style:family="paragraph" style:parent-style-name="Text_20_body" style:list-style-name="L9">
      <style:paragraph-properties fo:margin-top="0in" fo:margin-bottom="0in" style:contextual-spacing="false"/>
      <style:text-properties officeooo:paragraph-rsid="00150496"/>
    </style:style>
    <style:style style:name="P30" style:family="paragraph" style:parent-style-name="Text_20_body" style:list-style-name="L9">
      <style:text-properties officeooo:paragraph-rsid="00150496"/>
    </style:style>
    <style:style style:name="P31" style:family="paragraph" style:parent-style-name="Text_20_body" style:list-style-name="L10">
      <style:paragraph-properties fo:margin-top="0in" fo:margin-bottom="0in" style:contextual-spacing="false"/>
      <style:text-properties officeooo:paragraph-rsid="00150496"/>
    </style:style>
    <style:style style:name="P32" style:family="paragraph" style:parent-style-name="Text_20_body" style:list-style-name="L10">
      <style:text-properties officeooo:paragraph-rsid="00150496"/>
    </style:style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margin-top="0in" fo:margin-bottom="0in" style:contextual-spacing="false"/>
    </style:style>
    <style:style style:name="P35" style:family="paragraph" style:parent-style-name="Text_20_body" style:list-style-name="L12"/>
    <style:style style:name="P36" style:family="paragraph" style:parent-style-name="Text_20_body" style:list-style-name="L12">
      <style:paragraph-properties fo:margin-top="0in" fo:margin-bottom="0in" style:contextual-spacing="false"/>
    </style:style>
    <style:style style:name="P37" style:family="paragraph" style:parent-style-name="Text_20_body" style:list-style-name="L13"/>
    <style:style style:name="P38" style:family="paragraph" style:parent-style-name="Text_20_body" style:list-style-name="L13">
      <style:paragraph-properties fo:margin-top="0in" fo:margin-bottom="0in" style:contextual-spacing="false"/>
    </style:style>
    <style:style style:name="P39" style:family="paragraph" style:parent-style-name="Text_20_body" style:list-style-name="L14"/>
    <style:style style:name="P40" style:family="paragraph" style:parent-style-name="Text_20_body" style:list-style-name="L14">
      <style:paragraph-properties fo:margin-top="0in" fo:margin-bottom="0in" style:contextual-spacing="false"/>
    </style:style>
    <style:style style:name="P41" style:family="paragraph" style:parent-style-name="Text_20_body" style:list-style-name="L15"/>
    <style:style style:name="P42" style:family="paragraph" style:parent-style-name="Text_20_body" style:list-style-name="L15">
      <style:paragraph-properties fo:margin-top="0in" fo:margin-bottom="0in" style:contextual-spacing="false"/>
    </style:style>
    <style:style style:name="P43" style:family="paragraph" style:parent-style-name="Text_20_body" style:list-style-name="L16">
      <style:paragraph-properties fo:margin-top="0in" fo:margin-bottom="0in" style:contextual-spacing="false"/>
      <style:text-properties officeooo:paragraph-rsid="00150496"/>
    </style:style>
    <style:style style:name="P44" style:family="paragraph" style:parent-style-name="Text_20_body" style:list-style-name="L16">
      <style:text-properties officeooo:paragraph-rsid="00150496"/>
    </style:style>
    <style:style style:name="P45" style:family="paragraph" style:parent-style-name="Text_20_body" style:list-style-name="L17">
      <style:paragraph-properties fo:margin-top="0in" fo:margin-bottom="0in" style:contextual-spacing="false"/>
      <style:text-properties officeooo:paragraph-rsid="00150496"/>
    </style:style>
    <style:style style:name="P46" style:family="paragraph" style:parent-style-name="Text_20_body" style:list-style-name="L17">
      <style:text-properties officeooo:paragraph-rsid="00150496"/>
    </style:style>
    <style:style style:name="T1" style:family="text">
      <style:text-properties officeooo:rsid="0009ac43"/>
    </style:style>
    <style:style style:name="T2" style:family="text">
      <style:text-properties officeooo:rsid="000b07bb"/>
    </style:style>
    <style:style style:name="T3" style:family="text">
      <style:text-properties officeooo:rsid="000d9b5d"/>
    </style:style>
    <style:style style:name="T4" style:family="text">
      <style:text-properties officeooo:rsid="0016d78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56d0"/>
    </style:style>
    <style:style style:name="T7" style:family="text">
      <style:text-properties officeooo:rsid="0017c5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y1:</text:p>
      <text:p text:style-name="P3"/>
      <text:p text:style-name="P2"><text:span text:style-name="Strong_20_Emphasis"><text:span text:style-name="T1">1. </text:span></text:span><text:span text:style-name="Strong_20_Emphasis">Introduction to Linux</text:span>: <text:span text:style-name="T1">(Done)</text:span></text:p>
      <text:p text:style-name="P2"/>
      <text:p text:style-name="P2">Installation and Setup <text:span text:style-name="T1">(Done)</text:span></text:p>
      <text:p text:style-name="P2"/>
      <text:list xml:id="list3646004339" text:style-name="L1">
        <text:list-item>
          <text:p text:style-name="P12"><text:span text:style-name="Source_20_Text">ls</text:span>: List directory contents</text:p>
        </text:list-item>
        <text:list-item>
          <text:p text:style-name="P12"><text:span text:style-name="Source_20_Text">pwd</text:span>: Print working directory</text:p>
        </text:list-item>
        <text:list-item>
          <text:p text:style-name="P12"><text:span text:style-name="Source_20_Text">cd</text:span>: Change directory</text:p>
        </text:list-item>
        <text:list-item>
          <text:p text:style-name="P13"><text:span text:style-name="Source_20_Text">man:</text:span> manual</text:p>
        </text:list-item>
      </text:list>
      <text:p text:style-name="P4"><text:span text:style-name="Strong_20_Emphasis"/></text:p>
      <text:p text:style-name="P4"><text:span text:style-name="Strong_20_Emphasis">Practice Questions:</text:span></text:p>
      <text:list xml:id="list2595579087" text:style-name="L2">
        <text:list-item>
          <text:p text:style-name="P14">How do you list all files, including hidden files, in a directory?</text:p>
        </text:list-item>
        <text:list-item>
          <text:p text:style-name="P14">What command do you use to find out your current working directory?</text:p>
        </text:list-item>
        <text:list-item>
          <text:p text:style-name="P15">How do you change to the parent directory of your current location?</text:p>
        </text:list-item>
      </text:list>
      <text:p text:style-name="P1"/>
      <text:h text:style-name="P7" text:outline-level="3">2. Basic Linux Commands</text:h>
      <text:list xml:id="list3949609522" text:style-name="L3">
        <text:list-item>
          <text:p text:style-name="P16"><text:span text:style-name="Strong_20_Emphasis">File Operations</text:span>: Handling files and directories</text:p>
          <text:list>
            <text:list-item>
              <text:p text:style-name="P17"><text:span text:style-name="Source_20_Text">cp</text:span>: Copy files or directories</text:p>
            </text:list-item>
            <text:list-item>
              <text:p text:style-name="P17"><text:span text:style-name="Source_20_Text">mv</text:span>: Move or rename files or directories</text:p>
            </text:list-item>
            <text:list-item>
              <text:p text:style-name="P17"><text:span text:style-name="Source_20_Text">rm</text:span>: Remove files or directories</text:p>
            </text:list-item>
            <text:list-item>
              <text:p text:style-name="P17"><text:span text:style-name="Source_20_Text">touch</text:span>: Create an empty file</text:p>
            </text:list-item>
            <text:list-item>
              <text:p text:style-name="P17"><text:span text:style-name="Source_20_Text">mkdir</text:span>: Create a new directory</text:p>
            </text:list-item>
            <text:list-item>
              <text:p text:style-name="P17"><text:span text:style-name="Source_20_Text">ln</text:span>: Create links between files <text:span text:style-name="T1">(symbolic (soft) link and hard link) (Activity)</text:span></text:p>
            </text:list-item>
          </text:list>
        </text:list-item>
        <text:list-item>
          <text:p text:style-name="P16"><text:span text:style-name="Strong_20_Emphasis">Viewing File Contents</text:span>:</text:p>
          <text:list>
            <text:list-item>
              <text:p text:style-name="P17"><text:span text:style-name="Source_20_Text">cat</text:span>: Concatenate and display file content</text:p>
            </text:list-item>
            <text:list-item>
              <text:p text:style-name="P17"><text:span text:style-name="Source_20_Text">less</text:span>: View file content one screen at a time</text:p>
            </text:list-item>
            <text:list-item>
              <text:p text:style-name="P17"><text:span text:style-name="Source_20_Text">head</text:span>: Display the first part of a file</text:p>
            </text:list-item>
            <text:list-item>
              <text:p text:style-name="P17"><text:span text:style-name="Source_20_Text">tail</text:span>: Display the last part of a file</text:p>
            </text:list-item>
            <text:list-item>
              <text:p text:style-name="P16"><text:span text:style-name="Source_20_Text">more</text:span>: View file content one page at a time</text:p>
            </text:list-item>
          </text:list>
        </text:list-item>
      </text:list>
      <text:p text:style-name="P4"><text:span text:style-name="Strong_20_Emphasis">Practice Questions:</text:span></text:p>
      <text:list xml:id="list65817745" text:style-name="L4">
        <text:list-item>
          <text:p text:style-name="P18">How do you copy a directory and all its contents to another location?</text:p>
        </text:list-item>
        <text:list-item>
          <text:p text:style-name="P18">What command would you use to rename a file?</text:p>
        </text:list-item>
        <text:list-item>
          <text:p text:style-name="P19">How can you view the last 10 lines of a log file?</text:p>
        </text:list-item>
        <text:list-item>
          <text:p text:style-name="P20">What is the difference between symbolic (soft) link and hard link ? Show an example ? <text:span text:style-name="T6">Show the link ?</text:span>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h text:style-name="P9" text:outline-level="3"><text:span text:style-name="T2">3. </text:span>Linux File System Structure</text:h>
      <text:list xml:id="list1678480121" text:style-name="L5">
        <text:list-item>
          <text:p text:style-name="P21"><text:span text:style-name="Strong_20_Emphasis">Overview of the Linux File System Hierarchy</text:span>:</text:p>
          <text:list>
            <text:list-item>
              <text:p text:style-name="P21"><text:span text:style-name="Source_20_Text">/</text:span>: Root directory</text:p>
            </text:list-item>
            <text:list-item>
              <text:p text:style-name="P21"><text:span text:style-name="Source_20_Text">/bin</text:span>, <text:span text:style-name="Source_20_Text">/sbin</text:span>: Essential binaries</text:p>
            </text:list-item>
            <text:list-item>
              <text:p text:style-name="P21"><text:span text:style-name="Source_20_Text">/etc</text:span>: Configuration files</text:p>
            </text:list-item>
            <text:list-item>
              <text:p text:style-name="P21"><text:span text:style-name="Source_20_Text">/home</text:span>: User home directories</text:p>
            </text:list-item>
            <text:list-item>
              <text:p text:style-name="P21"><text:span text:style-name="Source_20_Text">/var</text:span>: Variable data files</text:p>
            </text:list-item>
            <text:list-item>
              <text:p text:style-name="P21"><text:span text:style-name="Source_20_Text">/usr</text:span>: User utilities and applications</text:p>
            </text:list-item>
            <text:list-item>
              <text:p text:style-name="P21"><text:span text:style-name="Source_20_Text">/tmp</text:span>: Temporary files</text:p>
            </text:list-item>
            <text:list-item>
              <text:p text:style-name="P21"><text:span text:style-name="Source_20_Text">/dev</text:span>: Device files</text:p>
            </text:list-item>
            <text:list-item>
              <text:p text:style-name="P21"><text:span text:style-name="Source_20_Text">/proc</text:span>: Process and kernel information</text:p>
            </text:list-item>
            <text:list-item>
              <text:p text:style-name="P22"><text:span text:style-name="Source_20_Text">/mnt</text:span>, <text:span text:style-name="Source_20_Text">/media</text:span>: Mount points</text:p>
            </text:list-item>
          </text:list>
        </text:list-item>
      </text:list>
      <text:p text:style-name="P1"/>
      <text:p text:style-name="P1"><text:span text:style-name="Strong_20_Emphasis">Practice Questions:</text:span></text:p>
      <text:list xml:id="list3111840889" text:style-name="L6">
        <text:list-item>
          <text:p text:style-name="P23">What is the purpose of the <text:span text:style-name="Source_20_Text">/etc</text:span> directory?</text:p>
        </text:list-item>
        <text:list-item>
          <text:p text:style-name="P23">Where would you find the configuration files for system-wide settings?</text:p>
        </text:list-item>
        <text:list-item>
          <text:p text:style-name="P24">How can you list all device files present in the <text:span text:style-name="Source_20_Text">/dev</text:span> directory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7" text:outline-level="3"><text:span text:style-name="T2">4</text:span>. Using Vim and Nano <text:span text:style-name="T4">(search also for gedit)</text:span></text:h>
      <text:list xml:id="list1879839528" text:style-name="L7">
        <text:list-item>
          <text:p text:style-name="P25"><text:span text:style-name="Strong_20_Emphasis">Introduction to Vim</text:span>:</text:p>
          <text:list>
            <text:list-item>
              <text:p text:style-name="P26">Basic modes: Normal, Insert, Visual</text:p>
            </text:list-item>
            <text:list-item>
              <text:p text:style-name="P26">Common commands:</text:p>
              <text:list>
                <text:list-item>
                  <text:p text:style-name="P26"><text:span text:style-name="Source_20_Text">i</text:span>: Insert mode</text:p>
                </text:list-item>
                <text:list-item>
                  <text:p text:style-name="P26"><text:span text:style-name="Source_20_Text">:w</text:span>: Save</text:p>
                </text:list-item>
                <text:list-item>
                  <text:p text:style-name="P26"><text:span text:style-name="Source_20_Text">:q</text:span>: Quit</text:p>
                </text:list-item>
                <text:list-item>
                  <text:p text:style-name="P26"><text:span text:style-name="Source_20_Text">:wq</text:span>: Save and quit</text:p>
                </text:list-item>
                <text:list-item>
                  <text:p text:style-name="P26"><text:span text:style-name="Source_20_Text">:q!</text:span>: Quit without saving</text:p>
                </text:list-item>
                <text:list-item>
                  <text:p text:style-name="P26"><text:span text:style-name="Source_20_Text">dd</text:span>: Delete a line</text:p>
                </text:list-item>
                <text:list-item>
                  <text:p text:style-name="P26"><text:span text:style-name="Source_20_Text">yy</text:span>: Yank (copy) a line</text:p>
                </text:list-item>
                <text:list-item>
                  <text:p text:style-name="P26"><text:span text:style-name="Source_20_Text">p</text:span>: Paste</text:p>
                </text:list-item>
                <text:list-item>
                  <text:p text:style-name="P26"><text:span text:style-name="Source_20_Text">u</text:span>: Undo</text:p>
                </text:list-item>
                <text:list-item>
                  <text:p text:style-name="P26"><text:span text:style-name="Source_20_Text">/</text:span>: Search</text:p>
                </text:list-item>
              </text:list>
            </text:list-item>
            <text:list-item>
              <text:p text:style-name="P26">Customizing Vim: <text:span text:style-name="Source_20_Text">.vimrc</text:span> file</text:p>
            </text:list-item>
          </text:list>
        </text:list-item>
        <text:list-item>
          <text:p text:style-name="P25"><text:span text:style-name="Strong_20_Emphasis">Introduction to Nano</text:span>:</text:p>
          <text:list>
            <text:list-item>
              <text:p text:style-name="P26">Basic usage: Opening, editing, and saving files</text:p>
            </text:list-item>
            <text:list-item>
              <text:p text:style-name="P26">Common commands:</text:p>
              <text:list>
                <text:list-item>
                  <text:p text:style-name="P26"><text:span text:style-name="Source_20_Text">Ctrl + O</text:span>: Write (save) the file</text:p>
                </text:list-item>
                <text:list-item>
                  <text:p text:style-name="P26"><text:span text:style-name="Source_20_Text">Ctrl + X</text:span>: Exit</text:p>
                </text:list-item>
                <text:list-item>
                  <text:p text:style-name="P26"><text:span text:style-name="Source_20_Text">Ctrl + K</text:span>: Cut text</text:p>
                </text:list-item>
                <text:list-item>
                  <text:p text:style-name="P26"><text:span text:style-name="Source_20_Text">Ctrl + U</text:span>: Uncut (paste) text</text:p>
                </text:list-item>
                <text:list-item>
                  <text:p text:style-name="P26"><text:span text:style-name="Source_20_Text">Ctrl + W</text:span>: Search</text:p>
                </text:list-item>
                <text:list-item>
                  <text:p text:style-name="P26"><text:span text:style-name="Source_20_Text">Ctrl + G</text:span>: Get help</text:p>
                </text:list-item>
              </text:list>
            </text:list-item>
            <text:list-item>
              <text:p text:style-name="P25">Customizing Nano: <text:span text:style-name="Source_20_Text">.nanorc</text:span> file</text:p>
            </text:list-item>
          </text:list>
        </text:list-item>
      </text:list>
      <text:p text:style-name="P4"><text:span text:style-name="Strong_20_Emphasis">Practice Questions:</text:span></text:p>
      <text:list xml:id="list1592327015" text:style-name="L8">
        <text:list-item>
          <text:p text:style-name="P27">How do you switch to Insert mode in Vim?</text:p>
        </text:list-item>
        <text:list-item>
          <text:p text:style-name="P27">What command in Vim allows you to save and quit the editor?</text:p>
        </text:list-item>
        <text:list-item>
          <text:p text:style-name="P27">How can you search for a word in <text:span text:style-name="T7">vim</text:span>?</text:p>
        </text:list-item>
        <text:list-item>
          <text:p text:style-name="P28">What is the command to exit <text:span text:style-name="T7">vim</text:span> without saving changes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8" text:outline-level="3">5. Adding Commands to PATH <text:span text:style-name="T2">(search)</text:span></text:h>
      <text:list xml:id="list1714128189" text:style-name="L9">
        <text:list-item>
          <text:p text:style-name="P29"><text:span text:style-name="Strong_20_Emphasis">Understanding PATH</text:span>: Explanation of the PATH environment variable and its role in command execution.</text:p>
        </text:list-item>
        <text:list-item>
          <text:p text:style-name="P29"><text:span text:style-name="Strong_20_Emphasis">Adding a Directory to PATH</text:span>:</text:p>
          <text:list>
            <text:list-item>
              <text:p text:style-name="P29">Editing <text:span text:style-name="Source_20_Text">.bashrc</text:span>, <text:span text:style-name="Source_20_Text">.bash_profile</text:span>, or <text:span text:style-name="Source_20_Text">/etc/profile</text:span></text:p>
            </text:list-item>
            <text:list-item>
              <text:p text:style-name="P29">Using the <text:span text:style-name="Source_20_Text">export</text:span> command to modify PATH</text:p>
            </text:list-item>
            <text:list-item>
              <text:p text:style-name="P30">Ensuring changes take effect with <text:span text:style-name="Source_20_Text">source</text:span> or restarting the shell</text:p>
            </text:list-item>
          </text:list>
        </text:list-item>
      </text:list>
      <text:p text:style-name="P4"><text:span text:style-name="Strong_20_Emphasis">Practice Questions:</text:span></text:p>
      <text:list xml:id="list686380226" text:style-name="L10">
        <text:list-item>
          <text:p text:style-name="P31">How do you permanently add a directory to your PATH in <text:span text:style-name="Source_20_Text">.bashrc</text:span>?</text:p>
        </text:list-item>
        <text:list-item>
          <text:p text:style-name="P31">What command do you use to apply the changes made to <text:span text:style-name="Source_20_Text">.bashrc</text:span> without restarting the shell?</text:p>
        </text:list-item>
        <text:list-item>
          <text:p text:style-name="P32">How can you verify that a new directory has been added to your PATH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8" text:outline-level="3"><text:soft-page-break/><text:span text:style-name="T3">6</text:span>. User and Group Management</text:h>
      <text:h text:style-name="Heading_20_4" text:outline-level="4">Managing Users</text:h>
      <text:list xml:id="list1008307641" text:style-name="L11">
        <text:list-item>
          <text:p text:style-name="P33"><text:span text:style-name="Strong_20_Emphasis">Commands</text:span>:</text:p>
          <text:list>
            <text:list-item>
              <text:p text:style-name="P34"><text:span text:style-name="Source_20_Text">useradd</text:span>: Create a new user</text:p>
            </text:list-item>
            <text:list-item>
              <text:p text:style-name="P34"><text:span text:style-name="Source_20_Text">usermod</text:span>: Modify a user account</text:p>
            </text:list-item>
            <text:list-item>
              <text:p text:style-name="P34"><text:span text:style-name="Source_20_Text">passwd</text:span>: Change user password</text:p>
            </text:list-item>
            <text:list-item>
              <text:p text:style-name="P34"><text:span text:style-name="Source_20_Text">userdel</text:span>: Delete a user</text:p>
            </text:list-item>
          </text:list>
        </text:list-item>
        <text:list-item>
          <text:p text:style-name="P33"><text:span text:style-name="Strong_20_Emphasis">Files</text:span>:</text:p>
          <text:list>
            <text:list-item>
              <text:p text:style-name="P34"><text:span text:style-name="Strong_20_Emphasis"><text:span text:style-name="Source_20_Text">/etc/passwd</text:span></text:span>: Contains user account information</text:p>
            </text:list-item>
            <text:list-item>
              <text:p text:style-name="P34"><text:span text:style-name="Strong_20_Emphasis"><text:span text:style-name="Source_20_Text">/etc/shadow</text:span></text:span>: Contains secure user account information</text:p>
            </text:list-item>
            <text:list-item>
              <text:p text:style-name="P34"><text:span text:style-name="Strong_20_Emphasis"><text:span text:style-name="Source_20_Text">/etc/group</text:span></text:span>: Contains group account information</text:p>
            </text:list-item>
            <text:list-item>
              <text:p text:style-name="P33"><text:span text:style-name="Strong_20_Emphasis"><text:span text:style-name="Source_20_Text">/etc/gshadow</text:span></text:span>: Contains secure group account information</text:p>
            </text:list-item>
          </text:list>
        </text:list-item>
      </text:list>
      <text:h text:style-name="Heading_20_4" text:outline-level="4"><text:span text:style-name="Source_20_Text">/etc/passwd</text:span> File</text:h>
      <text:list xml:id="list2543557566" text:style-name="L12">
        <text:list-item>
          <text:p text:style-name="P36"><text:span text:style-name="Strong_20_Emphasis">Description</text:span>: The <text:span text:style-name="Source_20_Text">/etc/passwd</text:span> file is a text file that contains information about all user accounts on the system.</text:p>
        </text:list-item>
        <text:list-item>
          <text:p text:style-name="P35"><text:span text:style-name="Strong_20_Emphasis">Format</text:span>: Each line represents a user and has the following format:</text:p>
          <text:p text:style-name="P10"><text:span text:style-name="Source_20_Text"><text:span text:style-name="T5">username:x:uid:gid:comment:home_directory:shell</text:span></text:span></text:p>
          <text:list>
            <text:list-item>
              <text:p text:style-name="P36"><text:span text:style-name="Strong_20_Emphasis">username</text:span>: The login name of the user.</text:p>
            </text:list-item>
            <text:list-item>
              <text:p text:style-name="P36"><text:span text:style-name="Strong_20_Emphasis">x</text:span>: Placeholder for the password, which is stored in the <text:span text:style-name="Source_20_Text">/etc/shadow</text:span> file.</text:p>
            </text:list-item>
            <text:list-item>
              <text:p text:style-name="P36"><text:span text:style-name="Strong_20_Emphasis">uid</text:span>: User ID number, a unique identifier for the user.</text:p>
            </text:list-item>
            <text:list-item>
              <text:p text:style-name="P36"><text:span text:style-name="Strong_20_Emphasis">gid</text:span>: Group ID number, which links to an entry in <text:span text:style-name="Source_20_Text">/etc/group</text:span>.</text:p>
            </text:list-item>
            <text:list-item>
              <text:p text:style-name="P36"><text:span text:style-name="Strong_20_Emphasis">comment</text:span>: A comment field, typically used for the user's full name or other descriptive information.</text:p>
            </text:list-item>
            <text:list-item>
              <text:p text:style-name="P36"><text:span text:style-name="Strong_20_Emphasis">home_directory</text:span>: The absolute path to the user's home directory.</text:p>
            </text:list-item>
            <text:list-item>
              <text:p text:style-name="P35"><text:span text:style-name="Strong_20_Emphasis">shell</text:span>: The absolute path to the user's login shell.</text:p>
            </text:list-item>
          </text:list>
        </text:list-item>
      </text:list>
      <text:h text:style-name="Heading_20_4" text:outline-level="4"><text:span text:style-name="Source_20_Text">/etc/gshadow</text:span> File</text:h>
      <text:list xml:id="list2578026811" text:style-name="L13">
        <text:list-item>
          <text:p text:style-name="P38"><text:span text:style-name="Strong_20_Emphasis">Description</text:span>: The <text:span text:style-name="Source_20_Text">/etc/gshadow</text:span> file is a text file that contains secure group account information, including group passwords and administrative rights.</text:p>
        </text:list-item>
        <text:list-item>
          <text:p text:style-name="P37"><text:span text:style-name="Strong_20_Emphasis">Format</text:span>: Each line represents a group and has the following format:</text:p>
          <text:p text:style-name="P11"><text:span text:style-name="Source_20_Text"><text:span text:style-name="T5">groupname:password:group_admins:group_members</text:span></text:span></text:p>
          <text:list>
            <text:list-item>
              <text:p text:style-name="P38"><text:span text:style-name="Strong_20_Emphasis">groupname</text:span>: The name of the group.</text:p>
            </text:list-item>
            <text:list-item>
              <text:p text:style-name="P38"><text:span text:style-name="Strong_20_Emphasis">password</text:span>: The group password, if set (rarely used).</text:p>
            </text:list-item>
            <text:list-item>
              <text:p text:style-name="P38"><text:span text:style-name="Strong_20_Emphasis">group_admins</text:span>: A comma-separated list of usernames who are group administrators.</text:p>
            </text:list-item>
            <text:list-item>
              <text:p text:style-name="P37"><text:span text:style-name="Strong_20_Emphasis">group_members</text:span>: A comma-separated list of usernames who are members of the group.</text:p>
            </text:list-item>
          </text:list>
        </text:list-item>
      </text:list>
      <text:h text:style-name="Heading_20_4" text:outline-level="4"><text:soft-page-break/></text:h>
      <text:h text:style-name="Heading_20_4" text:outline-level="4">Managing Groups</text:h>
      <text:list xml:id="list1115815433" text:style-name="L14">
        <text:list-item>
          <text:p text:style-name="P40"><text:span text:style-name="Strong_20_Emphasis">Commands</text:span>:</text:p>
          <text:list>
            <text:list-item>
              <text:p text:style-name="P40"><text:span text:style-name="Source_20_Text">groupadd</text:span>: Create a new group</text:p>
            </text:list-item>
            <text:list-item>
              <text:p text:style-name="P40"><text:span text:style-name="Source_20_Text">groupmod</text:span>: Modify a group</text:p>
            </text:list-item>
            <text:list-item>
              <text:p text:style-name="P40"><text:span text:style-name="Source_20_Text">gpasswd</text:span>: Administer <text:span text:style-name="Source_20_Text">/etc/group</text:span> and <text:span text:style-name="Source_20_Text">/etc/gshadow</text:span></text:p>
            </text:list-item>
            <text:list-item>
              <text:p text:style-name="P39"><text:span text:style-name="Source_20_Text">groupdel</text:span>: Delete a group</text:p>
            </text:list-item>
          </text:list>
        </text:list-item>
      </text:list>
      <text:h text:style-name="Heading_20_4" text:outline-level="4">Practice Questions</text:h>
      <text:list xml:id="list3381817485" text:style-name="L15">
        <text:list-item>
          <text:p text:style-name="P42">How do you create a new user with a home directory?</text:p>
        </text:list-item>
        <text:list-item>
          <text:p text:style-name="P42">What command is used to add an existing user to a new group?</text:p>
        </text:list-item>
        <text:list-item>
          <text:p text:style-name="P42">How can you change a user's password?</text:p>
        </text:list-item>
        <text:list-item>
          <text:p text:style-name="P42">What information is stored in the <text:span text:style-name="Source_20_Text">/etc/passwd</text:span> file?</text:p>
        </text:list-item>
        <text:list-item>
          <text:p text:style-name="P41">What is the purpose of the <text:span text:style-name="Source_20_Text">/etc/gshadow</text:span> file, and what kind of information does it contain?</text:p>
        </text:list-item>
      </text:list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8" text:outline-level="3"><text:span text:style-name="T3">7. </text:span>Permissions and Ownership</text:h>
      <text:list xml:id="list108332402" text:style-name="L16">
        <text:list-item>
          <text:p text:style-name="P43"><text:span text:style-name="Strong_20_Emphasis">File Permissions</text:span>:</text:p>
          <text:list>
            <text:list-item>
              <text:p text:style-name="P43"><text:span text:style-name="Source_20_Text">chmod</text:span>: Change file mode bits</text:p>
            </text:list-item>
            <text:list-item>
              <text:p text:style-name="P43"><text:span text:style-name="Source_20_Text">chown</text:span>: Change file owner and group</text:p>
            </text:list-item>
            <text:list-item>
              <text:p text:style-name="P43"><text:span text:style-name="Source_20_Text">chgrp</text:span>: Change group ownership</text:p>
            </text:list-item>
            <text:list-item>
              <text:p text:style-name="P44"><text:span text:style-name="Source_20_Text">umask</text:span>: Set default file permissions</text:p>
            </text:list-item>
          </text:list>
        </text:list-item>
      </text:list>
      <text:p text:style-name="P4"><text:span text:style-name="Strong_20_Emphasis">Practice Questions:</text:span></text:p>
      <text:list xml:id="list3695956514" text:style-name="L17">
        <text:list-item>
          <text:p text:style-name="P45">How do you change the owner of a file to another user?</text:p>
        </text:list-item>
        <text:list-item>
          <text:p text:style-name="P45">What command would you use to give read, write, and execute permissions to the owner of a file?</text:p>
        </text:list-item>
        <text:list-item>
          <text:p text:style-name="P46">How do you change the group ownership of a file?</text:p>
        </text:list-item>
      </text:list>
      <text:p text:style-name="P4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6:24:35.300436117</meta:creation-date>
    <dc:date>2024-06-23T21:53:39.866693445</dc:date>
    <meta:editing-duration>PT1H46M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7" meta:paragraph-count="139" meta:word-count="1013" meta:character-count="5541" meta:non-whitespace-character-count="4786"/>
  </office:meta>
</office:document-meta>
</file>